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43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0" table:row="392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1" table:row="392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2" table:row="392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>
          <table:cell-address table:column="2" table:row="392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>
          <table:cell-address table:column="0" table:row="392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>
          <table:cell-address table:column="0" table:row="393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393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>
          <table:cell-address table:column="1" table:row="393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393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393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>
          <table:cell-address table:column="1" table:row="394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394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0" table:row="395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396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397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2" table:row="394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394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>
          <table:cell-address table:column="1" table:row="395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2" table:row="395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2" table:row="395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>
          <table:cell-address table:column="1" table:row="394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>
          <table:cell-address table:column="1" table:row="395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>
          <table:cell-address table:column="2" table:row="394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>
          <table:cell-address table:column="2" table:row="395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>
          <table:cell-address table:column="1" table:row="396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396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396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>
          <table:cell-address table:column="1" table:row="397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2" table:row="397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397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>
          <table:cell-address table:column="0" table:row="398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0" table:row="398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>
          <table:cell-address table:column="0" table:row="397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>
          <table:cell-address table:column="2" table:row="1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>
          <table:cell-address table:column="2" table:row="5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>
          <table:cell-address table:column="2" table:row="12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>
          <table:cell-address table:column="2" table:row="13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>
          <table:cell-address table:column="2" table:row="14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>
          <table:cell-address table:column="2" table:row="15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>
          <table:cell-address table:column="2" table:row="16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>
          <table:cell-address table:column="2" table:row="17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>
          <table:cell-address table:column="2" table:row="18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>
          <table:cell-address table:column="2" table:row="21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2" table:row="21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2" table:row="25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>
          <table:cell-address table:column="2" table:row="27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>
          <table:cell-address table:column="2" table:row="28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>
          <table:cell-address table:column="2" table:row="29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>
          <table:cell-address table:column="2" table:row="31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>
          <table:cell-address table:column="2" table:row="32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2" table:row="25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>
          <table:cell-address table:column="2" table:row="157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>
          <table:cell-address table:column="2" table:row="158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>
          <table:cell-address table:column="2" table:row="159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>
          <table:cell-address table:column="2" table:row="162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>
          <table:cell-address table:column="2" table:row="163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>
          <table:cell-address table:column="2" table:row="164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>
          <table:cell-address table:column="2" table:row="190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>
          <table:cell-address table:column="2" table:row="215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<text:span text:style-name="T4">\nStatistics by combination of factor levels</text:span>:\n\n</text:p>
            </table:change-track-table-cell>
          </table:previous>
        </table:cell-content-change>
        <table:cell-content-change table:id="ct60">
          <table:cell-address table:column="2" table:row="216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>
          <table:cell-address table:column="2" table:row="252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>
          <table:cell-address table:column="2" table:row="253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<text:span text:style-name="T4">Information by species</text:span>:</text:p>
            </table:change-track-table-cell>
          </table:previous>
        </table:cell-content-change>
        <table:cell-content-change table:id="ct63">
          <table:cell-address table:column="2" table:row="263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>
          <table:cell-address table:column="2" table:row="264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>
          <table:cell-address table:column="2" table:row="263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>
          <table:cell-address table:column="2" table:row="360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>
          <table:cell-address table:column="2" table:row="387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>
          <table:cell-address table:column="2" table:row="389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>
          <table:cell-address table:column="2" table:row="394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>
          <table:cell-address table:column="2" table:row="22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>
          <table:cell-address table:column="2" table:row="360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or species 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table:style-name="ce2" office:value-type="string" calcext:value-type="string">
            <text:p>Several species or species-size class, aggregated per station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2"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2"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7" office:value-type="string" calcext:value-type="string">
            <text:p>\n <text:s/>* commencer les traitements standards (graphiques &amp; analyses statistiques).</text:p>
          </table:table-cell>
          <table:table-cell table:style-name="ce7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7" office:value-type="string" calcext:value-type="string">
            <text:p>\nFichiers exportés dans </text:p>
          </table:table-cell>
          <table:table-cell table:style-name="ce7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7" office:value-type="string" calcext:value-type="string">
            <text:p>\n <text:s text:c="2"/>- métriques par unité d'observation / esp. / cl. de taille :</text:p>
          </table:table-cell>
          <table:table-cell table:style-name="ce7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7" office:value-type="string" calcext:value-type="string">
            <text:p>\n <text:s text:c="2"/>- métriques par unité d'observation / esp. :</text:p>
          </table:table-cell>
          <table:table-cell table:style-name="ce7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7" office:value-type="string" calcext:value-type="string">
            <text:p>\n <text:s text:c="2"/>- métriques par unité d'observation :</text:p>
          </table:table-cell>
          <table:table-cell table:style-name="ce7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7" office:value-type="string" calcext:value-type="string">
            <text:p>\n <text:s text:c="2"/>- plan d'échantillonnage basique (année - statut de protection) :</text:p>
          </table:table-cell>
          <table:table-cell table:style-name="ce7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8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8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m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e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9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from estimat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e.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référencé.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observation unit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/00/0000</text:date>, <text:time style:data-style-name="N2" text:time-value="09:48:42.3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8T10:04:20.272000000</dc:date>
    <meta:editing-duration>PT14H33M40S</meta:editing-duration>
    <meta:editing-cycles>383</meta:editing-cycles>
    <meta:generator>LibreOffice/6.1.0.3$Windows_X86_64 LibreOffice_project/efb621ed25068d70781dc026f7e9c5187a4decd1</meta:generator>
    <meta:document-statistic meta:table-count="1" meta:cell-count="1194" meta:object-count="0"/>
  </office:meta>
</office:document-meta>
</file>